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Percent" style:data-style-name="N37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font-size="9pt" style:font-size-asian="9pt" style:font-size-complex="9pt"/>
    </style:style>
    <style:style style:name="ce18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#A9D08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urope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3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25">
            <text:p><text:span text:style-name="T2">EUROPE</text:span><text:span text:style-name="T2"/></text:p>
            <text:p>50 countries and territori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Variable (unit)</text:p>
          </table:table-cell>
          <table:table-cell office:value-type="float" office:value="1990" table:style-name="ce3">
            <text:p>1990</text:p>
          </table:table-cell>
          <table:table-cell office:value-type="float" office:value="2000" table:style-name="ce3">
            <text:p>2000</text:p>
          </table:table-cell>
          <table:table-cell office:value-type="float" office:value="2010" table:style-name="ce3">
            <text:p>2010</text:p>
          </table:table-cell>
          <table:table-cell office:value-type="string" table:style-name="ce3">
            <text:p>2020<text:s/><text:span text:style-name="T3">1)</text:span>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million ha)</text:p>
          </table:table-cell>
          <table:table-cell office:value-type="float" office:value="994.31916100000012" table:style-name="ce6">
            <text:p>994</text:p>
          </table:table-cell>
          <table:table-cell office:value-type="float" office:value="1002.2682396000001" table:style-name="ce6">
            <text:p>1,002</text:p>
          </table:table-cell>
          <table:table-cell office:value-type="float" office:value="1013.9823822" table:style-name="ce6">
            <text:p>1,014</text:p>
          </table:table-cell>
          <table:table-cell office:value-type="float" office:value="1017.46122" table:style-name="ce6">
            <text:p>1,017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% of land area)</text:p>
          </table:table-cell>
          <table:table-cell office:value-type="percentage" office:value="0.44923580151036652" table:style-name="ce8">
            <text:p>44.9%</text:p>
          </table:table-cell>
          <table:table-cell office:value-type="percentage" office:value="0.45282721444517154" table:style-name="ce8">
            <text:p>45.3%</text:p>
          </table:table-cell>
          <table:table-cell office:value-type="percentage" office:value="0.45811969240026318" table:style-name="ce8">
            <text:p>45.8%</text:p>
          </table:table-cell>
          <table:table-cell office:value-type="percentage" office:value="0.45969143973120646" table:style-name="ce8">
            <text:p>46.0%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billion m<text:span text:style-name="T5">3</text:span>)</text:p>
          </table:table-cell>
          <table:table-cell office:value-type="float" office:value="104.28470052459562" table:style-name="ce6">
            <text:p>104</text:p>
          </table:table-cell>
          <table:table-cell office:value-type="float" office:value="108.08737437851553" table:style-name="ce6">
            <text:p>108</text:p>
          </table:table-cell>
          <table:table-cell office:value-type="float" office:value="113.06194973801617" table:style-name="ce6">
            <text:p>113</text:p>
          </table:table-cell>
          <table:table-cell office:value-type="float" office:value="116.22959425260001" table:style-name="ce6">
            <text:p>116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m<text:span text:style-name="T5">3</text:span>/ha)</text:p>
          </table:table-cell>
          <table:table-cell office:value-type="float" office:value="104.88057310296516" table:style-name="ce9">
            <text:p>104.9</text:p>
          </table:table-cell>
          <table:table-cell office:value-type="float" office:value="107.84282571634525" table:style-name="ce9">
            <text:p>107.8</text:p>
          </table:table-cell>
          <table:table-cell office:value-type="float" office:value="111.50293991743096" table:style-name="ce9">
            <text:p>111.5</text:p>
          </table:table-cell>
          <table:table-cell office:value-type="float" office:value="114.23498066450966" table:style-name="ce9">
            <text:p>114.2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Gt)</text:p>
          </table:table-cell>
          <table:table-cell office:value-type="float" office:value="45.140314070263571" table:style-name="ce6">
            <text:p>45</text:p>
          </table:table-cell>
          <table:table-cell office:value-type="float" office:value="47.5733976326432" table:style-name="ce6">
            <text:p>48</text:p>
          </table:table-cell>
          <table:table-cell office:value-type="float" office:value="51.227410609305771" table:style-name="ce6">
            <text:p>51</text:p>
          </table:table-cell>
          <table:table-cell office:value-type="float" office:value="54.573955591293895" table:style-name="ce6">
            <text:p>55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t/ha)</text:p>
          </table:table-cell>
          <table:table-cell office:value-type="float" office:value="45.398241409539139" table:style-name="ce9">
            <text:p>45.4</text:p>
          </table:table-cell>
          <table:table-cell office:value-type="float" office:value="47.465762390202983" table:style-name="ce9">
            <text:p>47.5</text:p>
          </table:table-cell>
          <table:table-cell office:value-type="float" office:value="50.521036480714166" table:style-name="ce9">
            <text:p>50.5</text:p>
          </table:table-cell>
          <table:table-cell office:value-type="float" office:value="53.637413103313911" table:style-name="ce9">
            <text:p>53.6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Gt)</text:p>
          </table:table-cell>
          <table:table-cell office:value-type="float" office:value="158.7441888659099" table:style-name="ce6">
            <text:p>159</text:p>
          </table:table-cell>
          <table:table-cell office:value-type="float" office:value="162.45734204619046" table:style-name="ce6">
            <text:p>162</text:p>
          </table:table-cell>
          <table:table-cell office:value-type="float" office:value="168.06921373880951" table:style-name="ce6">
            <text:p>168</text:p>
          </table:table-cell>
          <table:table-cell office:value-type="float" office:value="172.44195470965329" table:style-name="ce6">
            <text:p>172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t/ha)</text:p>
          </table:table-cell>
          <table:table-cell office:value-type="float" office:value="159.65123763380083" table:style-name="ce9">
            <text:p>159.7</text:p>
          </table:table-cell>
          <table:table-cell office:value-type="float" office:value="162.08978084040143" table:style-name="ce9">
            <text:p>162.1</text:p>
          </table:table-cell>
          <table:table-cell office:value-type="float" office:value="165.75170943816735" table:style-name="ce9">
            <text:p>165.8</text:p>
          </table:table-cell>
          <table:table-cell office:value-type="float" office:value="169.48268200262461" table:style-name="ce9">
            <text:p>169.5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Naturally regenerating forest (million ha)</text:p>
          </table:table-cell>
          <table:table-cell office:value-type="float" office:value="912.65105813829985" table:style-name="ce6">
            <text:p>913</text:p>
          </table:table-cell>
          <table:table-cell office:value-type="float" office:value="912.8287968272798" table:style-name="ce6">
            <text:p>913</text:p>
          </table:table-cell>
          <table:table-cell office:value-type="float" office:value="914.37647961319999" table:style-name="ce6">
            <text:p>914</text:p>
          </table:table-cell>
          <table:table-cell office:value-type="float" office:value="915.25035999999989" table:style-name="ce6">
            <text:p>915</text:p>
          </table:table-cell>
          <table:table-cell office:value-type="percentage" office:value="0.97215932220001455" table:style-name="ce11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Planted forest (million ha)</text:p>
          </table:table-cell>
          <table:table-cell office:value-type="float" office:value="54.394060000000003" table:style-name="ce6">
            <text:p>54</text:p>
          </table:table-cell>
          <table:table-cell office:value-type="float" office:value="61.93240999999999" table:style-name="ce6">
            <text:p>62</text:p>
          </table:table-cell>
          <table:table-cell office:value-type="float" office:value="71.692679999999996" table:style-name="ce6">
            <text:p>72</text:p>
          </table:table-cell>
          <table:table-cell office:value-type="float" office:value="73.883750000000006" table:style-name="ce6">
            <text:p>74</text:p>
          </table:table-cell>
          <table:table-cell office:value-type="percentage" office:value="0.97215932220001455" table:style-name="ce11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… of which plantation forest (million ha)</text:p>
          </table:table-cell>
          <table:table-cell office:value-type="float" office:value="2.8721929607000001" table:style-name="ce9">
            <text:p>2.9</text:p>
          </table:table-cell>
          <table:table-cell office:value-type="float" office:value="3.8145431887200005" table:style-name="ce9">
            <text:p>3.8</text:p>
          </table:table-cell>
          <table:table-cell office:value-type="float" office:value="4.1964631868" table:style-name="ce9">
            <text:p>4.2</text:p>
          </table:table-cell>
          <table:table-cell office:value-type="float" office:value="4.0194099999999997" table:style-name="ce9">
            <text:p>4.0</text:p>
          </table:table-cell>
          <table:table-cell office:value-type="percentage" office:value="0.97215932220001455" table:style-name="ce11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mary forest (million ha)<text:s text:c="2"/><text:span text:style-name="T5">4)</text:span></text:p>
          </table:table-cell>
          <table:table-cell office:value-type="float" office:value="0.85329000000000021" table:style-name="ce27">
            <text:p>0.85</text:p>
          </table:table-cell>
          <table:table-cell office:value-type="float" office:value="0.9883900000000001" table:style-name="ce27">
            <text:p>0.99</text:p>
          </table:table-cell>
          <table:table-cell office:value-type="float" office:value="1.3185399999999998" table:style-name="ce27">
            <text:p>1.32</text:p>
          </table:table-cell>
          <table:table-cell office:value-type="float" office:value="1.4056699999999995" table:style-name="ce27">
            <text:p>1.41</text:p>
          </table:table-cell>
          <table:table-cell office:value-type="percentage" office:value="0.43527264607274518" table:style-name="ce11">
            <text:p>44%</text:p>
          </table:table-cell>
          <table:table-cell table:number-columns-repeated="16378"/>
        </table:table-row>
        <table:table-row table:style-name="ro3">
          <table:table-cell office:value-type="string" table:style-name="ce12">
            <text:p>Mangroves (million ha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percentage" office:value="1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in protected areas (million ha)</text:p>
          </table:table-cell>
          <table:table-cell office:value-type="float" office:value="18.308779999999999" table:style-name="ce6">
            <text:p>18</text:p>
          </table:table-cell>
          <table:table-cell office:value-type="float" office:value="28.630599999999998" table:style-name="ce6">
            <text:p>29</text:p>
          </table:table-cell>
          <table:table-cell office:value-type="float" office:value="40.516400000000004" table:style-name="ce6">
            <text:p>41</text:p>
          </table:table-cell>
          <table:table-cell office:value-type="float" office:value="45.970469999999999" table:style-name="ce6">
            <text:p>46</text:p>
          </table:table-cell>
          <table:table-cell office:value-type="percentage" office:value="0.93869160929789541" table:style-name="ce11">
            <text:p>94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with management plans (million ha)</text:p>
          </table:table-cell>
          <table:table-cell table:style-name="ce13"/>
          <table:table-cell office:value-type="float" office:value="934.03591000000006" table:style-name="ce6">
            <text:p>934</text:p>
          </table:table-cell>
          <table:table-cell office:value-type="float" office:value="937.55246" table:style-name="ce6">
            <text:p>938</text:p>
          </table:table-cell>
          <table:table-cell office:value-type="float" office:value="942.33732000000009" table:style-name="ce6">
            <text:p>942</text:p>
          </table:table-cell>
          <table:table-cell office:value-type="percentage" office:value="0.95973888813177555" table:style-name="ce11">
            <text:p>96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esignated management objective</text:p>
          </table:table-cell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3">
          <table:table-cell office:value-type="string" table:style-name="ce17">
            <text:p>Production (million ha)</text:p>
          </table:table-cell>
          <table:table-cell office:value-type="float" office:value="510.33542999999997" table:style-name="ce6">
            <text:p>510</text:p>
          </table:table-cell>
          <table:table-cell office:value-type="float" office:value="473.37275" table:style-name="ce6">
            <text:p>473</text:p>
          </table:table-cell>
          <table:table-cell office:value-type="float" office:value="482.22924999999998" table:style-name="ce6">
            <text:p>482</text:p>
          </table:table-cell>
          <table:table-cell office:value-type="float" office:value="514.21900000000005" table:style-name="ce6">
            <text:p>514</text:p>
          </table:table-cell>
          <table:table-cell office:value-type="percentage" office:value="0.95247447367084903" table:style-name="ce18">
            <text:p>95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Protection of soil and water (million ha)</text:p>
          </table:table-cell>
          <table:table-cell office:value-type="float" office:value="75.611650000000012" table:style-name="ce6">
            <text:p>76</text:p>
          </table:table-cell>
          <table:table-cell office:value-type="float" office:value="90.043840000000017" table:style-name="ce6">
            <text:p>90</text:p>
          </table:table-cell>
          <table:table-cell office:value-type="float" office:value="105.79799" table:style-name="ce6">
            <text:p>106</text:p>
          </table:table-cell>
          <table:table-cell office:value-type="float" office:value="170.84637000000004" table:style-name="ce6">
            <text:p>171</text:p>
          </table:table-cell>
          <table:table-cell office:value-type="percentage" office:value="0.94230391404991332" table:style-name="ce18">
            <text:p>94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Conservation (million ha)</text:p>
          </table:table-cell>
          <table:table-cell office:value-type="float" office:value="18.340039999999998" table:style-name="ce6">
            <text:p>18</text:p>
          </table:table-cell>
          <table:table-cell office:value-type="float" office:value="28.1891" table:style-name="ce6">
            <text:p>28</text:p>
          </table:table-cell>
          <table:table-cell office:value-type="float" office:value="35.064389999999996" table:style-name="ce6">
            <text:p>35</text:p>
          </table:table-cell>
          <table:table-cell office:value-type="float" office:value="38.919269999999997" table:style-name="ce6">
            <text:p>39</text:p>
          </table:table-cell>
          <table:table-cell office:value-type="percentage" office:value="0.97449890031189579" table:style-name="ce18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Social services (million ha)</text:p>
          </table:table-cell>
          <table:table-cell office:value-type="float" office:value="23.54486" table:style-name="ce6">
            <text:p>24</text:p>
          </table:table-cell>
          <table:table-cell office:value-type="float" office:value="17.355790000000002" table:style-name="ce6">
            <text:p>17</text:p>
          </table:table-cell>
          <table:table-cell office:value-type="float" office:value="18.040970000000002" table:style-name="ce6">
            <text:p>18</text:p>
          </table:table-cell>
          <table:table-cell office:value-type="float" office:value="18.872379999999996" table:style-name="ce6">
            <text:p>19</text:p>
          </table:table-cell>
          <table:table-cell office:value-type="percentage" office:value="0.96431499374492124" table:style-name="ce18">
            <text:p>96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Multiple use (million ha)</text:p>
          </table:table-cell>
          <table:table-cell office:value-type="float" office:value="37.745919999999998" table:style-name="ce6">
            <text:p>38</text:p>
          </table:table-cell>
          <table:table-cell office:value-type="float" office:value="38.104999999999997" table:style-name="ce6">
            <text:p>38</text:p>
          </table:table-cell>
          <table:table-cell office:value-type="float" office:value="40.723750000000003" table:style-name="ce6">
            <text:p>41</text:p>
          </table:table-cell>
          <table:table-cell office:value-type="float" office:value="42.698889999999999" table:style-name="ce6">
            <text:p>43</text:p>
          </table:table-cell>
          <table:table-cell office:value-type="percentage" office:value="0.93687304367236712" table:style-name="ce18">
            <text:p>94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Other (million ha)</text:p>
          </table:table-cell>
          <table:table-cell office:value-type="float" office:value="276.74405999999999" table:style-name="ce6">
            <text:p>277</text:p>
          </table:table-cell>
          <table:table-cell office:value-type="float" office:value="303.21420000000001" table:style-name="ce6">
            <text:p>303</text:p>
          </table:table-cell>
          <table:table-cell office:value-type="float" office:value="279.08791000000002" table:style-name="ce6">
            <text:p>279</text:p>
          </table:table-cell>
          <table:table-cell office:value-type="float" office:value="177.60397" table:style-name="ce6">
            <text:p>178</text:p>
          </table:table-cell>
          <table:table-cell office:value-type="percentage" office:value="0.9609152474626993" table:style-name="ce18">
            <text:p>96%</text:p>
          </table:table-cell>
          <table:table-cell table:number-columns-repeated="16378"/>
        </table:table-row>
        <table:table-row table:style-name="ro3">
          <table:table-cell table:style-name="ce19"/>
          <table:table-cell table:number-columns-repeated="4" table:style-name="ce6"/>
          <table:table-cell table:style-name="ce20"/>
          <table:table-cell table:number-columns-repeated="16378"/>
        </table:table-row>
        <table:table-row table:style-name="ro2">
          <table:table-cell office:value-type="string" table:style-name="ce21">
            <text:p>Variable (unit)</text:p>
          </table:table-cell>
          <table:table-cell office:value-type="float" office:value="1990" table:style-name="ce22">
            <text:p>1990</text:p>
          </table:table-cell>
          <table:table-cell office:value-type="float" office:value="2000" table:style-name="ce22">
            <text:p>2000</text:p>
          </table:table-cell>
          <table:table-cell office:value-type="float" office:value="2010" table:style-name="ce22">
            <text:p>2010</text:p>
          </table:table-cell>
          <table:table-cell office:value-type="float" office:value="2015" table:style-name="ce22">
            <text:p>2015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vate ownership (million ha)</text:p>
          </table:table-cell>
          <table:table-cell office:value-type="float" office:value="74.443110000000004" table:style-name="ce6">
            <text:p>74</text:p>
          </table:table-cell>
          <table:table-cell office:value-type="float" office:value="83.141909999999996" table:style-name="ce6">
            <text:p>83</text:p>
          </table:table-cell>
          <table:table-cell office:value-type="float" office:value="89.917299999999983" table:style-name="ce6">
            <text:p>90</text:p>
          </table:table-cell>
          <table:table-cell office:value-type="float" office:value="91.614350000000002" table:style-name="ce6">
            <text:p>92</text:p>
          </table:table-cell>
          <table:table-cell office:value-type="percentage" office:value="0.97387408042932577" table:style-name="ce18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ublic ownership (million ha)</text:p>
          </table:table-cell>
          <table:table-cell office:value-type="float" office:value="893.91135000000008" table:style-name="ce6">
            <text:p>894</text:p>
          </table:table-cell>
          <table:table-cell office:value-type="float" office:value="890.44771999999989" table:style-name="ce6">
            <text:p>890</text:p>
          </table:table-cell>
          <table:table-cell office:value-type="float" office:value="895.30853000000013" table:style-name="ce6">
            <text:p>895</text:p>
          </table:table-cell>
          <table:table-cell office:value-type="float" office:value="894.9755899999999" table:style-name="ce6">
            <text:p>895</text:p>
          </table:table-cell>
          <table:table-cell office:value-type="percentage" office:value="0.97387408042932577" table:style-name="ce18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Other/unknown ownership (million ha)</text:p>
          </table:table-cell>
          <table:table-cell office:value-type="float" office:value="18.375700999999996" table:style-name="ce6">
            <text:p>18</text:p>
          </table:table-cell>
          <table:table-cell office:value-type="float" office:value="20.222909599999998" table:style-name="ce6">
            <text:p>20</text:p>
          </table:table-cell>
          <table:table-cell office:value-type="float" office:value="7.6670722000000024" table:style-name="ce6">
            <text:p>8</text:p>
          </table:table-cell>
          <table:table-cell office:value-type="float" office:value="28.301040499999996" table:style-name="ce6">
            <text:p>28</text:p>
          </table:table-cell>
          <table:table-cell office:value-type="percentage" office:value="1" table:style-name="ce18">
            <text:p>100%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26">
            <text:p><text:span text:style-name="T5">1)</text:span><text:s text:c="2"/>Data <text:s/>for 2020 are based on countries that reported a complete time series of data and may be slightly<text:s/></text:p>
            <text:p><text:s text:c="5"/>different from the figures presented in the report based on an analysis exclusively of the 2020 data.<text:s/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2)</text:span><text:s text:c="2"/>Data availability refers to the proportion of the forest area that the reporting countries represent.<text:s/></text:p>
          </table:table-cell>
          <table:table-cell table:number-columns-repeated="4" table:style-name="ce1"/>
          <table:table-cell table:style-name="ce23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3)</text:span><text:s text:c="2"/>Missing values have been filled with FAO estimates</text:p>
          </table:table-cell>
          <table:table-cell table:number-columns-repeated="16383"/>
        </table:table-row>
        <table:table-row table:style-name="ro3">
          <table:table-cell office:value-type="string" table:style-name="ce24">
            <text:p><text:span text:style-name="T5">4)</text:span><text:s text:c="2"/>Excludes <text:s/>Russian Federation</text:p>
          </table:table-cell>
          <table:table-cell table:number-columns-repeated="16383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percentage-style style:name="N37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jan Jonsson (FOA)</meta:initial-creator>
    <dc:creator>Pekkarinen, Anssi (FOA)</dc:creator>
    <meta:creation-date>2019-11-28T13:43:02Z</meta:creation-date>
    <dc:date>2020-07-20T07:55:19Z</dc:date>
    <meta:print-date>2020-01-14T18:33:26Z</meta:print-date>
  </office:meta>
</office:document-meta>
</file>